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8]. It aspires to combine the best qualities of TCP and UDP [19].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0].</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1].</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2].</text:p>
      <text:p text:style-name="Text_20_body">Today, FUSE is widely utilized to mount high-level external services as file systems. For instance, it can be used to mount remote AWS S3 buckets with <text:span text:style-name="Source_Text">s3fs</text:span>[23] or to mount a remote system’s disk via Secure Shell (SSH) with SSHFS [24].</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5].</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6], and the maximum block or chunk size supported by the Kernel’s NBD client is a mere 4KB[27].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8].</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8].</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29]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0].</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1].</text:p>
      <text:h text:style-name="Heading_20_2" text:outline-level="2"><text:bookmark-start text:name="grpc"/>gRPC<text:bookmark-end text:name="grpc"/></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8].</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text:p>
      <text:p text:style-name="Text_20_body">By combining the NBD server and client into this reusabable u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39]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0].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41]:</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42] has shown that by using this abstraction layer, seemingly incompatible, non-linear backends can still be maG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43],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44].</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45],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25].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46].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ei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source, forms a direct path mount - where the path to the block device can be passed to the application consuming or providing the res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making it behave similarly to the <text:span text:style-name="Source_Text">rr+</text:span> prefetching mechanism mentioned in “Remote Regions”[47].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cassandra"/>Document Databases with Cassandra<text:bookmark-end text:name="document-databases-with-cassandra"/></text:h>
      <text:p text:style-name="First_20_paragraph">Another option to access persistent remote res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Cassandra’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48].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49].</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as is evident from the results section.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Text_20_body">TODO: Add graphic from https://frpc.io/performance/grpc-benchmarks</text:p>
      <text:p text:style-name="Text_20_body">fRPC[50], a drop-in replacement for gRPC, can improve upon this by switching out the serialization layer with the faster Polyglot[51]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p text:style-name="First_20_paragraph">TODO: Add results</text:p>
      <text:h text:style-name="Heading_20_1" text:outline-level="1"><text:bookmark-start text:name="discussion"/>Discussion<text:bookmark-end text:name="discussion"/></text:h>
      <text:p text:style-name="First_20_paragraph">TODO: Add discussion once we have the results</text:p>
      <text:h text:style-name="Heading_20_2" text:outline-level="2"><text:bookmark-start text:name="remote-swap-with-ram-dl"/>Remote Swap with <text:span text:style-name="Source_Text">ram-dl</text:span><text:bookmark-end text:name="remote-swap-with-ram-dl"/></text:h>
      <text:p text:style-name="First_20_paragraph"><text:span text:style-name="Source_Text">ram-dl</text:span>[52] is an experimental tech demo built to demonstrate how r3map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1209">// Create a swap partition on the block device</text:p>
      <text:p text:style-name="P1210">exec.Command("mkswap", devPath).CombinedOutput()</text:p>
      <text:p text:style-name="P1211"/>
      <text:p text:style-name="P1212">// Enable paging and swapping to the block device</text:p>
      <text:p text:style-name="P1213">exec.Command("swapon", devPath).CombinedOutput()</text:p>
      <text:p text:style-name="P1214"/>
      <text:p text:style-name="P1215">// When the mount is stopped, stop paging and swapping to the block device</text:p>
      <text:p text:style-name="P1216">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53]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1217">func (b *TapeBackend) ReadAt(p []byte, off int64) (n int, err error) {</text:p>
      <text:p text:style-name="P1218"><text:s text:c="4"/>// Calculating the block for the offset</text:p>
      <text:p text:style-name="P1219"><text:s text:c="4"/>block := uint64(off) / b.blocksize</text:p>
      <text:p text:style-name="P1220"/>
      <text:p text:style-name="P1221"><text:s text:c="4"/>// Getting the physical record on the tape from the index</text:p>
      <text:p text:style-name="P1222"><text:s text:c="4"/>location, err := b.index.GetLocation(block)</text:p>
      <text:p text:style-name="P1223"><text:s text:c="4"/>// ...</text:p>
      <text:p text:style-name="P1224"/>
      <text:p text:style-name="P1225"><text:s text:c="4"/>// Creating the seek operation</text:p>
      <text:p text:style-name="P1226"><text:s text:c="4"/>mtop := &amp;ioctl.Mtop{}</text:p>
      <text:p text:style-name="P1227"><text:s text:c="4"/>mtop.SetOp(ioctl.MTSEEK)</text:p>
      <text:p text:style-name="P1228"><text:s text:c="4"/>mtop.SetCount(location)</text:p>
      <text:p text:style-name="P1229"/>
      <text:p text:style-name="P1230"><text:s text:c="4"/>// Seeking to the record</text:p>
      <text:p text:style-name="P1231"><text:s text:c="4"/>syscall.Syscall(</text:p>
      <text:p text:style-name="P1232"><text:s text:c="8"/>syscall.SYS_IOCTL,</text:p>
      <text:p text:style-name="P1233"><text:s text:c="8"/>drive.Fd(),</text:p>
      <text:p text:style-name="P1234"><text:s text:c="8"/>ioctl.MTIOCTOP,</text:p>
      <text:p text:style-name="P1235"><text:s text:c="8"/>uintptr(unsafe.Pointer(mtop)),</text:p>
      <text:p text:style-name="P1236"><text:s text:c="4"/>)</text:p>
      <text:p text:style-name="P1237"><text:s text:c="4"/>// ...</text:p>
      <text:p text:style-name="P1238"/>
      <text:p text:style-name="P1239"><text:s text:c="4"/>// Reading the chunk from the tape into memory</text:p>
      <text:p text:style-name="P1240"><text:s text:c="4"/>return b.drive.Read(p)</text:p>
      <text:p text:style-name="P1241">}</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1242">func (b *TapeBackend) WriteAt(p []byte, off int64) (n int, err error) {</text:p>
      <text:p text:style-name="P1243"><text:s text:c="4"/>// Calculating the block for the offset</text:p>
      <text:p text:style-name="P1244"><text:s text:c="4"/>block := uint64(off) / b.blocksize</text:p>
      <text:p text:style-name="P1245"/>
      <text:p text:style-name="P1246"><text:s text:c="4"/>// Seek to the end of the tape, unless the last operation was a write</text:p>
      <text:p text:style-name="P1247"><text:s text:c="4"/>if b.lastOpWasRead {</text:p>
      <text:p text:style-name="P1248"><text:s text:c="8"/>mtop := &amp;ioctl.Mtop{}</text:p>
      <text:p text:style-name="P1249"><text:s text:c="8"/>mtop.SetOp(ioctl.MTEOM)</text:p>
      <text:p text:style-name="P1250"><text:s text:c="8"/>mtop.SetCount(1)</text:p>
      <text:p text:style-name="P1251"/>
      <text:p text:style-name="P1252"><text:s text:c="8"/>syscall.Syscall(</text:p>
      <text:p text:style-name="P1253"><text:s text:c="12"/>syscall.SYS_IOCTL,</text:p>
      <text:p text:style-name="P1254"><text:s text:c="12"/>drive.Fd(),</text:p>
      <text:p text:style-name="P1255"><text:s text:c="12"/>ioctl.MTIOCTOP,</text:p>
      <text:p text:style-name="P1256"><text:s text:c="12"/>uintptr(unsafe.Pointer(mtop)),</text:p>
      <text:p text:style-name="P1257"><text:s text:c="8"/>)</text:p>
      <text:p text:style-name="P1258"><text:s text:c="8"/>// ...</text:p>
      <text:p text:style-name="P1259"><text:s text:c="4"/>}</text:p>
      <text:p text:style-name="P1260"/>
      <text:p text:style-name="P1261"><text:s text:c="4"/>// Get the current physical record</text:p>
      <text:p text:style-name="P1262"><text:s text:c="4"/>curr, err := b.tell(b.drive)</text:p>
      <text:p text:style-name="P1263"/>
      <text:p text:style-name="P1264"><text:s text:c="4"/>// Mapping the physical record to the block that is being written</text:p>
      <text:p text:style-name="P1265"><text:s text:c="4"/>b.index.SetLocation(block, curr)</text:p>
      <text:p text:style-name="P1266"/>
      <text:p text:style-name="P1267"><text:s text:c="4"/>// Writing the chunk to the tape</text:p>
      <text:p text:style-name="P1268"><text:s text:c="4"/>b.drive.Write(p)</text:p>
      <text:p text:style-name="P1269"><text:s text:c="4"/>// ...</text:p>
      <text:p text:style-name="P1270">}</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54];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3],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Cassandra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ODO: Add graphic with MP4 metadata</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already existing files and comes with other tradeoffs. By using r3map however, the pull heuristic function can be used to immediately pre-fetch the metadata; the rest of the chunks can then be fetched either by using the background pull system and/or ad-hoc as they are being accessed.</text:p>
      <text:p text:style-name="Text_20_body">Similarly to the approach used to stream in remote databases, this does not require any changes to the media player being used, since the block device providing the res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AAA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cases become possible. For example, a TODO app could use it as it’s backend. Once loaded, the app mounts the TODO list as a byte slice from a remote server using the managed mount API; since authentication is pluggable and i.e. a database backend like Cassandra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55] allow for application state to represented in a language- and CPU architecture-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section text:name="refs">
        <text:section text:name="ref-linux2023docs">
          <text:p text:style-name="Text_20_body">[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fc2021quic">
          <text:p text:style-name="Text_20_body">[18]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9]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0]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1]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2]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3]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4]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5]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6]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7]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8]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9]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0] T. Akidau, S. Chernyak, and R. Lax, <text:span text:style-name="T1">Streaming systems</text:span>. Sebastopol, CA: O’Reilly Media, Inc., 2018.</text:p>
        </text:section>
        <text:section text:name="ref-peek1994unix">
          <text:p text:style-name="Text_20_body">[31] J. D. Peek, <text:span text:style-name="T1">UNIX power tools</text:span>. Sebastopol, CA; New York: O’Reilly Associates; Bantam Books, 1994.</text:p>
        </text:section>
        <text:section text:name="ref-google2023grpc">
          <text:p text:style-name="Text_20_body">[32]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39]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0]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41]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42]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3] J. Waibel and F. Pojtinger, “sile-fystem: A generic FUSE implementation.” <text:a xlink:type="simple" xlink:href="https://github.com/jakWai01/sile-fystem" office:name=""><text:span text:style-name="Definition">https://github.com/jakWai01/sile-fystem</text:span></text:a>, 2022.</text:p>
        </text:section>
        <text:section text:name="ref-grieger2015cgo">
          <text:p text:style-name="Text_20_body">[44] T. Grieger, “The cost and complexity of cgo.” Dec. 2015.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45] F. Pojtinger, “Weron: Overlay networks based on WebRTC.” <text:a xlink:type="simple" xlink:href="https://github.com/pojntfx/weron" office:name=""><text:span text:style-name="Definition">https://github.com/pojntfx/weron</text:span></text:a>, 2023.</text:p>
        </text:section>
        <text:section text:name="ref-linux2023nbd">
          <text:p text:style-name="Text_20_body">[46] T. L. K. Contributors, “NBD kernel module in the linux kernel source tree.” <text:a xlink:type="simple" xlink:href="https://git.kernel.org/pub/scm/linux/kernel/git/torvalds/linux.git/tree/drivers/block/nbd.c#n2592" office:name=""><text:span text:style-name="Definition">https://git.kernel.org/pub/scm/linux/kernel/git/torvalds/linux.git/tree/drivers/block/nbd.c#n2592</text:span></text:a>, 2023.</text:p>
        </text:section>
        <text:section text:name="ref-aguilera2018remoteregions">
          <text:p text:style-name="Text_20_body">[47] M. K. Aguilera <text:span text:style-name="T1">et al.</text:span>, “Remote regions: A simple abstraction for remote memory,” in <text:span text:style-name="T1">Proceedings of the 2018 USENIX conference on usenix annual technical conference</text:span>, 2018, pp. 775–787.</text:p>
        </text:section>
        <text:section text:name="ref-pojtinger2023dudirekta">
          <text:p text:style-name="Text_20_body">[48] F. Pojtinger, “Dudirekta: Transport-agnostic framework that allows exposing and calling functions on both clients and servers.” <text:a xlink:type="simple" xlink:href="https://github.com/pojntfx/dudirekta" office:name=""><text:span text:style-name="Definition">https://github.com/pojntfx/dudirekta</text:span></text:a>, 2023.</text:p>
        </text:section>
        <text:section text:name="ref-pojtinger2023dudirektawebrtc">
          <text:p text:style-name="Text_20_body">[49] F. Pojtinger, “Dudirekta: WebRTC transport layer example.” <text:a xlink:type="simple" xlink:href="https://github.com/pojntfx/dudirekta/blob/main/cmd/dudirekta-example-webrtc-peer/main.go" office:name=""><text:span text:style-name="Definition">https://github.com/pojntfx/dudirekta/blob/main/cmd/dudirekta-example-webrtc-peer/main.go</text:span></text:a>, 2023.</text:p>
        </text:section>
        <text:section text:name="ref-loopholelabs2023frpc">
          <text:p text:style-name="Text_20_body">[50] L. Labs, “fRPC: A modern RPC framework designed for high performance and stability.” <text:a xlink:type="simple" xlink:href="https://frpc.io/introduction" office:name=""><text:span text:style-name="Definition">https://frpc.io/introduction</text:span></text:a>, 2023.</text:p>
        </text:section>
        <text:section text:name="ref-loopholelabs2023polyglot">
          <text:p text:style-name="Text_20_body">[51]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3.</text:p>
        </text:section>
        <text:section text:name="ref-pojtinger2023ramdl">
          <text:p text:style-name="Text_20_body">[52] F. Pojtinger, “Ram-dl: A tool to download more RAM (yes, seriously!).” <text:a xlink:type="simple" xlink:href="https://github.com/pojntfx/ram-dl" office:name=""><text:span text:style-name="Definition">https://github.com/pojntfx/ram-dl</text:span></text:a>, 2023.</text:p>
        </text:section>
        <text:section text:name="ref-pojtinger2023tapisk">
          <text:p text:style-name="Text_20_body">[53] F. Pojtinger, “Tapisk: Expose a tape drive as a block device.” <text:a xlink:type="simple" xlink:href="https://github.com/pojntfx/tapisk" office:name=""><text:span text:style-name="Definition">https://github.com/pojntfx/tapisk</text:span></text:a>, 2023.</text:p>
        </text:section>
        <text:section text:name="ref-lto2020gen9">
          <text:p text:style-name="Text_20_body">[54] LTO Program, “The LTO program releases specifications for upcoming generation 9.” <text:a xlink:type="simple" xlink:href="https://www.lto.org/2020/09/the-lto-program-releases-specifications-for-upcoming-generation-9/" office:name=""><text:span text:style-name="Definition">https://www.lto.org/2020/09/the-lto-program-releases-specifications-for-upcoming-generation-9/</text:span></text:a>, 2020.</text:p>
        </text:section>
        <text:section text:name="ref-apache2023arrow">
          <text:p text:style-name="Text_20_body">[55] T. A. S. Foundation, “Apache arrow website.” 2023.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6T04:09:49Z</meta:creation-date>
    <dc:date>2023-07-26T04:09:49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